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ira Mono" svg:font-family="'Fira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style:font-name="Fira Mono" officeooo:rsid="0011c990" officeooo:paragraph-rsid="0011c990"/>
    </style:style>
    <style:style style:name="P2" style:family="paragraph" style:parent-style-name="Text_20_body">
      <style:paragraph-properties fo:margin-top="0in" fo:margin-bottom="0in" loext:contextual-spacing="false"/>
      <style:text-properties style:use-window-font-color="true" style:font-name="Fira Mono" fo:font-size="8pt" fo:font-weight="bold" officeooo:rsid="0011c990" officeooo:paragraph-rsid="0011c990" style:font-weight-asian="bold" style:font-weight-complex="bold"/>
    </style:style>
    <style:style style:name="P3" style:family="paragraph" style:parent-style-name="Heading_20_4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use-window-font-color="true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use-window-font-color="true" style:font-name="Fira Mono" fo:font-size="10pt" officeooo:rsid="0011c990" officeooo:paragraph-rsid="0012c424" style:font-size-asian="10pt" style:font-size-complex="10pt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use-window-font-color="true" style:font-name="Fira Mono" fo:font-size="10pt" officeooo:rsid="0011c990" officeooo:paragraph-rsid="0013db51" style:font-size-asian="10pt" style:font-size-complex="10pt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use-window-font-color="true" style:font-name="Fira Mono" fo:font-size="10pt" fo:font-weight="bold" officeooo:rsid="0014aa15" officeooo:paragraph-rsid="0014aa15" style:font-size-asian="10pt" style:font-weight-asian="bold" style:font-size-complex="10pt" style:font-weight-complex="bold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use-window-font-color="true" style:font-name="Fira Mono" fo:font-size="10pt" fo:font-weight="normal" officeooo:rsid="0014aa15" officeooo:paragraph-rsid="0014aa15" style:font-size-asian="10pt" style:font-weight-asian="normal" style:font-size-complex="10pt" style:font-weight-complex="normal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use-window-font-color="true" style:font-name="Fira Mono" fo:font-size="10pt" fo:font-weight="normal" officeooo:rsid="0018f640" officeooo:paragraph-rsid="0018f640" style:font-size-asian="10pt" style:font-weight-asian="normal" style:font-size-complex="10pt" style:font-weight-complex="normal"/>
    </style:style>
    <style:style style:name="P9" style:family="paragraph" style:parent-style-name="Heading_20_1">
      <style:text-properties style:use-window-font-color="true" officeooo:rsid="0011c990" officeooo:paragraph-rsid="0011c990"/>
    </style:style>
    <style:style style:name="T1" style:family="text">
      <style:text-properties fo:font-size="9.30000019073486pt" fo:font-style="normal" style:font-size-asian="13.3000001907349pt" style:font-style-asian="normal" style:font-size-complex="13.3000001907349pt" style:font-style-complex="normal"/>
    </style:style>
    <style:style style:name="T2" style:family="text">
      <style:text-properties officeooo:rsid="0013db51"/>
    </style:style>
    <style:style style:name="T3" style:family="text">
      <style:text-properties officeooo:rsid="0016133b"/>
    </style:style>
    <style:style style:name="T4" style:family="text">
      <style:text-properties officeooo:rsid="0018f6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Notes on STL library</text:h>
      <text:h text:style-name="P3" text:outline-level="4"><text:span text:style-name="T1">@princebillyGK</text:span></text:h>
      <text:p text:style-name="P1">&lt;vector&gt;</text:p>
      <text:p text:style-name="P2">declaration:</text:p>
      <text:p text:style-name="P4">vector&lt; typename &gt;var</text:p>
      <text:p text:style-name="P4">vector&lt; typename &gt;var(size)</text:p>
      <text:p text:style-name="P5">vector&lt; typename &gt;var(size, <text:span text:style-name="T2">value</text:span>)</text:p>
      <text:p text:style-name="P4">vector&lt; typename &gt;var(start_iterator, end_iterator)</text:p>
      <text:p text:style-name="P4">vector&lt; typename &gt;var(vector)<text:line-break/><text:span text:style-name="T4">vector&lt; typename&gt; var(initializer_list::&lt;typename&gt;{item1, item2, item3,...})</text:span></text:p>
      <text:p text:style-name="P4"/>
      <text:p text:style-name="P6">assign:</text:p>
      <text:p text:style-name="P7">var.as<text:span text:style-name="T3">s</text:span>ign(size, value)</text:p>
      <text:p text:style-name="P7">var.as<text:span text:style-name="T3">s</text:span>ign(start_iterator, end_iterator)</text:p>
      <text:p text:style-name="P8">var.assign((initializer_list::&lt;typename&gt;{item1, item2, item3,...}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ira Mono" svg:font-family="'Fira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5:22:18.774286375</meta:creation-date>
    <dc:date>2019-09-19T17:37:45.211993497</dc:date>
    <meta:editing-duration>PT1H55M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37" meta:character-count="429" meta:non-whitespace-character-count="405"/>
  </office:meta>
</office:document-meta>
</file>